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9ddcd" officeooo:paragraph-rsid="0079ddcd"/>
    </style:style>
    <style:style style:name="P13" style:family="paragraph" style:parent-style-name="Text_20_body">
      <style:text-properties officeooo:rsid="00422e2d" officeooo:paragraph-rsid="00919d05"/>
    </style:style>
    <style:style style:name="P14" style:family="paragraph" style:parent-style-name="Text_20_body">
      <style:text-properties officeooo:rsid="00422e2d" officeooo:paragraph-rsid="00ab0928"/>
    </style:style>
    <style:style style:name="P15" style:family="paragraph" style:parent-style-name="Text_20_body">
      <style:text-properties officeooo:rsid="008b1c56" officeooo:paragraph-rsid="008b1c56"/>
    </style:style>
    <style:style style:name="P16" style:family="paragraph" style:parent-style-name="Text_20_body">
      <style:text-properties officeooo:paragraph-rsid="008ba952"/>
    </style:style>
    <style:style style:name="P17" style:family="paragraph" style:parent-style-name="Text_20_body">
      <style:text-properties officeooo:rsid="005698b0" officeooo:paragraph-rsid="0076b868"/>
    </style:style>
    <style:style style:name="P18" style:family="paragraph" style:parent-style-name="Text_20_body">
      <style:text-properties officeooo:rsid="008f20a8" officeooo:paragraph-rsid="008f20a8"/>
    </style:style>
    <style:style style:name="P19" style:family="paragraph" style:parent-style-name="Text_20_body">
      <style:text-properties officeooo:paragraph-rsid="00422e2d"/>
    </style:style>
    <style:style style:name="P20" style:family="paragraph" style:parent-style-name="Text_20_body">
      <style:text-properties officeooo:rsid="00980d24" officeooo:paragraph-rsid="00980d24"/>
    </style:style>
    <style:style style:name="P21" style:family="paragraph" style:parent-style-name="Text_20_body">
      <style:text-properties officeooo:rsid="00a03dba" officeooo:paragraph-rsid="00a03dba"/>
    </style:style>
    <style:style style:name="P22" style:family="paragraph" style:parent-style-name="Text_20_body">
      <style:text-properties officeooo:rsid="0061d795" officeooo:paragraph-rsid="00ab0928"/>
    </style:style>
    <style:style style:name="P23" style:family="paragraph" style:parent-style-name="Text_20_body">
      <style:text-properties officeooo:paragraph-rsid="00bbafa9"/>
    </style:style>
    <style:style style:name="P24" style:family="paragraph" style:parent-style-name="Bibliography_20_1">
      <style:paragraph-properties>
        <style:tab-stops/>
      </style:paragraph-properties>
    </style:style>
    <style:style style:name="P25" style:family="paragraph" style:parent-style-name="Heading_20_1">
      <style:text-properties officeooo:rsid="001c5026" officeooo:paragraph-rsid="0031e2e9"/>
    </style:style>
    <style:style style:name="P26" style:family="paragraph" style:parent-style-name="Heading_20_1">
      <style:text-properties officeooo:paragraph-rsid="0031e2e9"/>
    </style:style>
    <style:style style:name="P27" style:family="paragraph" style:parent-style-name="Heading_20_1">
      <style:text-properties officeooo:paragraph-rsid="0061d795"/>
    </style:style>
    <style:style style:name="P28" style:family="paragraph" style:parent-style-name="Heading_20_1">
      <style:text-properties officeooo:rsid="00d009ea" officeooo:paragraph-rsid="00d009ea"/>
    </style:style>
    <style:style style:name="P29" style:family="paragraph" style:parent-style-name="Text_20_body">
      <style:text-properties officeooo:rsid="00c6ec0c" officeooo:paragraph-rsid="00ce833b"/>
    </style:style>
    <style:style style:name="P30" style:family="paragraph" style:parent-style-name="Text_20_body">
      <style:text-properties officeooo:rsid="00cbce10" officeooo:paragraph-rsid="00cbce10"/>
    </style:style>
    <style:style style:name="P31" style:family="paragraph" style:parent-style-name="Text_20_body">
      <style:text-properties officeooo:rsid="00c30628" officeooo:paragraph-rsid="00ce0136"/>
    </style:style>
    <style:style style:name="P32" style:family="paragraph" style:parent-style-name="Text_20_body">
      <style:text-properties officeooo:rsid="00c40497" officeooo:paragraph-rsid="00ce833b"/>
    </style:style>
    <style:style style:name="P33" style:family="paragraph" style:parent-style-name="Text_20_body">
      <style:text-properties officeooo:rsid="00737eac" officeooo:paragraph-rsid="00d188f7"/>
    </style:style>
    <style:style style:name="P34" style:family="paragraph" style:parent-style-name="Text_20_body">
      <style:text-properties officeooo:rsid="00d188f7" officeooo:paragraph-rsid="00d188f7"/>
    </style:style>
    <style:style style:name="P35" style:family="paragraph" style:parent-style-name="Text_20_body">
      <style:text-properties officeooo:rsid="00d1a387" officeooo:paragraph-rsid="00d1a387"/>
    </style:style>
    <style:style style:name="P36" style:family="paragraph" style:parent-style-name="Text_20_body">
      <style:text-properties officeooo:rsid="00d1a387" officeooo:paragraph-rsid="00d22a1a"/>
    </style:style>
    <style:style style:name="P37" style:family="paragraph" style:parent-style-name="Text_20_body">
      <style:text-properties officeooo:rsid="00d1a387" officeooo:paragraph-rsid="00d35d53"/>
    </style:style>
    <style:style style:name="P38" style:family="paragraph" style:parent-style-name="Text_20_body">
      <style:text-properties officeooo:paragraph-rsid="00d35d53"/>
    </style:style>
    <style:style style:name="P39" style:family="paragraph" style:parent-style-name="Text_20_body">
      <style:text-properties officeooo:paragraph-rsid="00d37304"/>
    </style:style>
    <style:style style:name="P40" style:family="paragraph" style:parent-style-name="Text_20_body">
      <style:text-properties officeooo:rsid="00d45a97" officeooo:paragraph-rsid="00d45a97"/>
    </style:style>
    <style:style style:name="P41" style:family="paragraph" style:parent-style-name="Text_20_body">
      <style:text-properties officeooo:rsid="00d54798" officeooo:paragraph-rsid="00d54798"/>
    </style:style>
    <style:style style:name="P42" style:family="paragraph" style:parent-style-name="Text_20_body">
      <style:text-properties officeooo:rsid="00d69bc6" officeooo:paragraph-rsid="00d69bc6"/>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fo:font-style="italic" officeooo:rsid="00472c91" style:font-style-asian="italic" style:font-style-complex="italic"/>
    </style:style>
    <style:style style:name="T12" style:family="text">
      <style:text-properties officeooo:rsid="00334ce2"/>
    </style:style>
    <style:style style:name="T13" style:family="text">
      <style:text-properties officeooo:rsid="003480fe"/>
    </style:style>
    <style:style style:name="T14" style:family="text">
      <style:text-properties officeooo:rsid="0036626e"/>
    </style:style>
    <style:style style:name="T15" style:family="text">
      <style:text-properties officeooo:rsid="0039e763"/>
    </style:style>
    <style:style style:name="T16" style:family="text">
      <style:text-properties officeooo:rsid="003b752d"/>
    </style:style>
    <style:style style:name="T17" style:family="text">
      <style:text-properties style:font-name="Liberation Serif" officeooo:rsid="004302c8" style:font-name-asian="Liberation Serif" style:font-name-complex="Liberation Serif"/>
    </style:style>
    <style:style style:name="T18" style:family="text">
      <style:text-properties officeooo:rsid="004490ff"/>
    </style:style>
    <style:style style:name="T19" style:family="text">
      <style:text-properties officeooo:rsid="0045df75"/>
    </style:style>
    <style:style style:name="T20" style:family="text">
      <style:text-properties officeooo:rsid="004721ef"/>
    </style:style>
    <style:style style:name="T21" style:family="text">
      <style:text-properties officeooo:rsid="00472c91"/>
    </style:style>
    <style:style style:name="T22" style:family="text">
      <style:text-properties officeooo:rsid="0048c37b"/>
    </style:style>
    <style:style style:name="T23" style:family="text">
      <style:text-properties officeooo:rsid="0049e0d4"/>
    </style:style>
    <style:style style:name="T24" style:family="text">
      <style:text-properties officeooo:rsid="004e7aee"/>
    </style:style>
    <style:style style:name="T25" style:family="text">
      <style:text-properties officeooo:rsid="004f5236"/>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7bdd0"/>
    </style:style>
    <style:style style:name="T34" style:family="text">
      <style:text-properties officeooo:rsid="0067f0af"/>
    </style:style>
    <style:style style:name="T35" style:family="text">
      <style:text-properties officeooo:rsid="00697b9b"/>
    </style:style>
    <style:style style:name="T36" style:family="text">
      <style:text-properties officeooo:rsid="006ada1f"/>
    </style:style>
    <style:style style:name="T37" style:family="text">
      <style:text-properties officeooo:rsid="00752a36"/>
    </style:style>
    <style:style style:name="T38" style:family="text">
      <style:text-properties officeooo:rsid="00766c82"/>
    </style:style>
    <style:style style:name="T39" style:family="text">
      <style:text-properties officeooo:rsid="004302c8"/>
    </style:style>
    <style:style style:name="T40" style:family="text">
      <style:text-properties officeooo:rsid="00783d5c"/>
    </style:style>
    <style:style style:name="T41" style:family="text">
      <style:text-properties officeooo:rsid="007ab907"/>
    </style:style>
    <style:style style:name="T42" style:family="text">
      <style:text-properties officeooo:rsid="007b1955"/>
    </style:style>
    <style:style style:name="T43" style:family="text">
      <style:text-properties officeooo:rsid="007caf7b"/>
    </style:style>
    <style:style style:name="T44" style:family="text">
      <style:text-properties officeooo:rsid="007de5a9"/>
    </style:style>
    <style:style style:name="T45" style:family="text">
      <style:text-properties officeooo:rsid="007e312c"/>
    </style:style>
    <style:style style:name="T46" style:family="text">
      <style:text-properties officeooo:rsid="007ec4c1"/>
    </style:style>
    <style:style style:name="T47" style:family="text">
      <style:text-properties officeooo:rsid="0082edb4"/>
    </style:style>
    <style:style style:name="T48" style:family="text">
      <style:text-properties officeooo:rsid="0086e911"/>
    </style:style>
    <style:style style:name="T49" style:family="text">
      <style:text-properties officeooo:rsid="00879a52"/>
    </style:style>
    <style:style style:name="T50" style:family="text">
      <style:text-properties officeooo:rsid="0087d1de"/>
    </style:style>
    <style:style style:name="T51" style:family="text">
      <style:text-properties officeooo:rsid="0088db1e"/>
    </style:style>
    <style:style style:name="T52" style:family="text">
      <style:text-properties officeooo:rsid="008ba952"/>
    </style:style>
    <style:style style:name="T53" style:family="text">
      <style:text-properties officeooo:rsid="008ca975"/>
    </style:style>
    <style:style style:name="T54" style:family="text">
      <style:text-properties officeooo:rsid="008e84e2"/>
    </style:style>
    <style:style style:name="T55" style:family="text">
      <style:text-properties officeooo:rsid="00422e2d"/>
    </style:style>
    <style:style style:name="T56" style:family="text">
      <style:text-properties officeooo:rsid="0090bb6b"/>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9bcc1"/>
    </style:style>
    <style:style style:name="T61" style:family="text">
      <style:text-properties officeooo:rsid="009aa5ac"/>
    </style:style>
    <style:style style:name="T62" style:family="text">
      <style:text-properties officeooo:rsid="009e1d1e"/>
    </style:style>
    <style:style style:name="T63" style:family="text">
      <style:text-properties officeooo:rsid="00a0028c"/>
    </style:style>
    <style:style style:name="T64" style:family="text">
      <style:text-properties officeooo:rsid="00a0a49b"/>
    </style:style>
    <style:style style:name="T65" style:family="text">
      <style:text-properties officeooo:rsid="00a14116"/>
    </style:style>
    <style:style style:name="T66" style:family="text">
      <style:text-properties officeooo:rsid="00a1b050"/>
    </style:style>
    <style:style style:name="T67" style:family="text">
      <style:text-properties officeooo:rsid="00a38b57"/>
    </style:style>
    <style:style style:name="T68" style:family="text">
      <style:text-properties officeooo:rsid="00a43158"/>
    </style:style>
    <style:style style:name="T69" style:family="text">
      <style:text-properties officeooo:rsid="00a56431"/>
    </style:style>
    <style:style style:name="T70" style:family="text">
      <style:text-properties officeooo:rsid="00a799fd"/>
    </style:style>
    <style:style style:name="T71" style:family="text">
      <style:text-properties officeooo:rsid="00accbab"/>
    </style:style>
    <style:style style:name="T72" style:family="text">
      <style:text-properties officeooo:rsid="00b1ed3a"/>
    </style:style>
    <style:style style:name="T73" style:family="text">
      <style:text-properties officeooo:rsid="00bfd8a2"/>
    </style:style>
    <style:style style:name="T74" style:family="text">
      <style:text-properties officeooo:rsid="00c1d018"/>
    </style:style>
    <style:style style:name="T75" style:family="text">
      <style:text-properties fo:font-style="normal" style:font-style-asian="normal" style:font-style-complex="normal"/>
    </style:style>
    <style:style style:name="T76" style:family="text">
      <style:text-properties fo:font-style="normal" officeooo:rsid="00ce833b" style:font-style-asian="normal" style:font-style-complex="normal"/>
    </style:style>
    <style:style style:name="T77" style:family="text">
      <style:text-properties officeooo:rsid="00c5c2ea"/>
    </style:style>
    <style:style style:name="T78" style:family="text">
      <style:text-properties officeooo:rsid="00c6ec0c"/>
    </style:style>
    <style:style style:name="T79" style:family="text">
      <style:text-properties officeooo:rsid="00c8b449"/>
    </style:style>
    <style:style style:name="T80" style:family="text">
      <style:text-properties officeooo:rsid="00ca6db6"/>
    </style:style>
    <style:style style:name="T81" style:family="text">
      <style:text-properties officeooo:rsid="00cd043f"/>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 <text:span text:style-name="T74">[rough draft]</text:span></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25" text:outline-level="1">The Motivation</text:h>
      <text:p text:style-name="P2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2">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3">like </text:span>a world war <text:span text:style-name="T13">by importance</text:span>. In response to this I <text:span text:style-name="T13">started to </text:span>develop idea<text:span text:style-name="T13">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4">because it is an awful economical unfairness that some authors of components important for the entire world live (or die) in poverty</text:span>. <text:span text:style-name="T14">We need to increase the number of such workers, and for this to pay them salaries.</text:span></text:p>
      <text:p text:style-name="P8">??<text:span text:style-name="T73">Affiliate program</text:span></text:p>
      <text:h text:style-name="P26"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2">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2">of</text:span><text:span text:style-name="T48">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48">is</text:span> also anticipated that Google will be able to filter out non-scientific articles (plain journalism, pseudo-science, nonsense texts) from considered algorithm <text:span text:style-name="T47">(as it already does in Google Scholar)</text:span> to calculate the rating of scientific articles.</text:p>
      <text:p text:style-name="P7">Later I understood that this system does not work <text:span text:style-name="T49">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15">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31">(The current version of this article is a partial plan, as it does not include the affiliate program. For the affiliate program see<text:span text:style-name="T4"> </text:span><text:span text:style-name="T4"><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span>.)</text:p>
      <text:p text:style-name="P32">By <text:span text:style-name="T10">project</text:span><text:span text:style-name="T75"> we mean an open source repository or package or a scientific article/</text:span><text:span text:style-name="T76">book</text:span><text:span text:style-name="T75">.</text:span></text:p>
      <text:p text:style-name="P29">We are to store the Validium data in a separate low-cost blockchain. This can be an established blockchain such as MoonBeam or Polygon (this requires gasless transactions in the “storer” <text:s/>contract, because we to accomplish many operations on it), but I propose at the initial stage of the project <text:span text:style-name="T79">for every grants round</text:span> to create a new blockchain that is <text:span text:style-name="T79">read-only for external clients (this ensures no abuse of our zero gas price chain) and read-write for our server. Thus, our model of decentralization is </text:span><text:span text:style-name="T80">the ability to replicate creation of this blockchain by a third-party, not direct write access to the chain by third-parties</text:span><text:span text:style-name="T79">.</text:span></text:p>
      <text:p text:style-name="P30">As our rounds create multiple blockchains, we will also have a chain that will store last block hashes from each round chain, to have a non-modifiable history of all rounds.</text:p>
      <text:p text:style-name="Text_20_body"><text:span text:style-name="T81">If later we switch to using an established low-cost blockchain (such as </text:span><text:span text:style-name="T78">MoonBeam or Polygon</text:span><text:span text:style-name="T81">)</text:span><text:span text:style-name="T77"> as the Validium, </text:span><text:span text:style-name="T81">we need to make the storage contract gasless,</text:span><text:span text:style-name="T77"> because </text:span><text:span text:style-name="T81">otherwise</text:span><text:span text:style-name="T77"> it requires </text:span><text:span text:style-name="T81">too </text:span><text:span text:style-name="T77">many transactions </text:span><text:span text:style-name="T81">having been </text:span><text:span text:style-name="T77">confirmed by the user.</text:span></text:p>
      <text:p text:style-name="P19"><text:soft-page-break/><text:span text:style-name="T27">Note that for the below we need to</text:span><text:span text:style-name="T55"> scan dependencies </text:span><text:span text:style-name="T27">of a project.</text:span><text:span text:style-name="T55"> </text:span><text:span text:style-name="T26">If </text:span><text:span text:style-name="T27">dependencies are provided to us as</text:span><text:span text:style-name="T26"> an SQL download, that’s clea</text:span><text:span text:style-name="T50">r</text:span><text:span text:style-name="T26">. If it is an API </text:span><text:span text:style-name="T27">fo requesting an individual project info</text:span><text:span text:style-name="T26">, </text:span><text:span text:style-name="T51">we </text:span><text:span text:style-name="T26">need to cache.</text:span></text:p>
      <text:p text:style-name="P13">??<text:span text:style-name="T24">Donation address is for a specific network or group of networks (such as EVM). ??</text:span><text:span text:style-name="T56">Introduce the possibility for payment address to be valid only till a certain date (the grant owner is assumed to update it regularly).</text:span></text:p>
      <text:p text:style-name="P15">The algorithm is GitCoin cGrants (as in the current Alpha round)?? modified as follows:</text:p>
      <text:p text:style-name="P14">When donating to a project, the donor is offered to allocate X% for dependencies. <text:span text:style-name="T28">I recommend to set X% to a reasonable value such as 50% and allow the donor to change </text:span><text:span text:style-name="T45">the value</text:span><text:span text:style-name="T28">, if he or she wishes.</text:span></text:p>
      <text:p text:style-name="P22">Implement it as L2. <text:span text:style-name="T31">As L2 we will use </text:span><text:span text:style-name="T32">a Validium based on zkEVM. </text:span><text:span text:style-name="T33">ZK-rollups instead of Validium would be too heavy, because we calculate twice data for every dependency </text:span><text:span text:style-name="T34">(and dependencies may count in thousands)</text:span><text:span text:style-name="T33">. </text:span><text:span text:style-name="T68">W</text:span><text:span text:style-name="T35">e can use </text:span><text:span text:style-name="T70">zkEVM</text:span><text:span text:style-name="T35"> with data stored in a </text:span><text:span text:style-name="T69">cheap </text:span><text:span text:style-name="T35">chain like Polygon or MoonBeam </text:span><text:span text:style-name="T68">(as a Validium)</text:span><text:span text:style-name="T64"> or a blockchain specifically created for a round </text:span><text:span text:style-name="T64"><text:bibliography-mark text:identifier="sidechain-rollups" text:bibliography-type="www" text:author="Victor Porton" text:title="Storing ZK-rollups in a sidechain" text:year="2023">[7]</text:bibliography-mark></text:span><text:span text:style-name="T68"> </text:span><text:span text:style-name="T36">instead of the chain in question</text:span><text:span text:style-name="T35">.</text:span></text:p>
      <text:p text:style-name="P21">We put matching funds on <text:span text:style-name="T52">our </text:span>I<text:span text:style-name="T52">V</text:span>otingStrategy <text:span text:style-name="T52">contract.</text:span></text:p>
      <text:p text:style-name="P20">We store in Validium the following pseudo-type DiGraph&lt;<text:span text:style-name="T61">(</text:span>ProjectId, Version<text:span text:style-name="T61">)</text:span>&gt;, where the version is to be updated, if the next donor finds given project’s dependencies different than the previous donors.</text:p>
      <text:p text:style-name="P16"><text:span text:style-name="T52">We don’t do transfer from our </text:span>I<text:span text:style-name="T52">V</text:span>otingStrategy <text:span text:style-name="T52">contract to recipients initially, but </text:span><text:span text:style-name="T53">store </text:span><text:span text:style-name="T54">transfers in the round’s</text:span><text:span text:style-name="T53"> </text:span><text:span text:style-name="T54">Validium (in practice in some cheap blockchain) and release them to on-chain payment allowances at the round end </text:span><text:span text:style-name="T65">(using </text:span><text:span text:style-name="T67">zkEVM</text:span><text:span text:style-name="T65">)</text:span><text:span text:style-name="T54">. </text:span><text:span text:style-name="T57">We also do not store Voted events in vote() function, </text:span><text:span text:style-name="T58">instead we store </text:span><text:span text:style-name="T63">(in Validium) </text:span><text:span text:style-name="T59">full donation amount, X%, and the </text:span><text:span text:style-name="T60">above mentioned</text:span><text:span text:style-name="T59"> dependencies </text:span><text:span text:style-name="T60">data</text:span><text:span text:style-name="T57">. </text:span><text:span text:style-name="T62">This contract will have also a function to distribute matching funds (that will </text:span><text:span text:style-name="T66">were</text:span><text:span text:style-name="T62"> placed on this contract address).</text:span></text:p>
      <text:p text:style-name="P17">The following is calculated separately for each token.</text:p>
      <text:p text:style-name="P18">Sums of donations for a given recipient address are stored in <text:span text:style-name="T52">our </text:span>I<text:span text:style-name="T52">V</text:span>otingStrategy <text:span text:style-name="T52">contract to recipients</text:span> <text:span text:style-name="T71">when finalizing zkEVM.</text:span></text:p>
      <text:p text:style-name="P33">Before storing the donation in the chain, <text:span text:style-name="T42">f</text:span><text:span text:style-name="T20">or each direct or indirect dependency </text:span><text:span text:style-name="T21">find its Git repository, and if found, query (</text:span><text:span text:style-name="T83">see the </text:span><text:span text:style-name="T21">appendix with file format) </text:span><text:span text:style-name="T25">(or a similar path for other Git hostings than GitHub) </text:span><text:span text:style-name="T21">for the donation address </text:span><text:span text:style-name="T22">or voluntary withdrawal from donations (??per-project withdrawal from donations, </text:span><text:span text:style-name="T23">per-project donation addresses</text:span><text:span text:style-name="T22">); </text:span><text:span text:style-name="T37">the donations site downloads </text:span><text:span text:style-name="T38">the list of dependencies and for each dependency </text:span><text:span text:style-name="T21">the current state of the file </text:span><text:span text:style-name="T25">https://</text:span><text:span text:style-name="T21">github.com/USER/USER/.salaries-science/</text:span><text:span text:style-name="T82">accounts</text:span><text:span text:style-name="T21">.json </text:span><text:span text:style-name="T38">if a donation address is available. </text:span><text:span text:style-name="T43">X is lowered to 0%, if no dependencies with active donation address. </text:span><text:span text:style-name="T44">X is raised to 100%, if the main project has no donation address. If both, refuse to accept the donation.</text:span><text:span text:style-name="T38"> To each N donations </text:span><text:span text:style-name="T41">with an available address </text:span><text:span text:style-name="T38">allocate </text:span><text:span text:style-name="T18">D*X%/N, where D is the donated sum </text:span><text:span text:style-name="T29">(before</text:span><text:span text:style-name="T19"> quadratic mat</text:span><text:span text:style-name="T20">c</text:span><text:span text:style-name="T19">hing</text:span><text:span text:style-name="T29">)</text:span><text:span text:style-name="T18">. </text:span><text:span text:style-name="T40">Do it only if</text:span><text:span text:style-name="T39"> </text:span><text:span text:style-name="T46">X</text:span><text:span text:style-name="T39"> </text:span><text:span text:style-name="T17">≠</text:span><text:span text:style-name="T39"> 0.</text:span></text:p>
      <text:p text:style-name="P12">Notify by email developers who didn’t put their address.</text:p>
      <text:p text:style-name="P11">Then <text:span text:style-name="T30">after the</text:span> <text:span text:style-name="T30">end of matching period </text:span>calculate quadratic matchings and add to the sums.</text:p>
      <text:h text:style-name="P28" text:outline-level="1"><text:soft-page-break/>Appendix: <text:span text:style-name="T82">User Data</text:span> Format</text:h>
      <text:p text:style-name="P34">User data is to be stored <text:span text:style-name="T83">in version control</text:span> in files</text:p>
      <text:p text:style-name="P33"><text:span text:style-name="T25">https://</text:span><text:span text:style-name="T21">github.com/</text:span><text:span text:style-name="T11">USER</text:span><text:span text:style-name="T21">/</text:span><text:span text:style-name="T11">USER</text:span><text:span text:style-name="T21">/.salaries-science/</text:span><text:span text:style-name="T82">accounts</text:span><text:span text:style-name="T21">.json</text:span></text:p>
      <text:p text:style-name="P35">or analogous files for other Git hostings.</text:p>
      <text:p text:style-name="P41">Currently, donations are accepted only for such packages that set repository data (allowing our software to extract <text:span text:style-name="T10">USER</text:span><text:span text:style-name="T75">).</text:span></text:p>
      <text:p text:style-name="P35">The file format is as follows:</text:p>
      <text:p text:style-name="P35">{</text:p>
      <text:p text:style-name="P36"><text:s text:c="2"/>"<text:span text:style-name="T84">evm</text:span>": <text:span text:style-name="T84">{</text:span></text:p>
      <text:p text:style-name="P38"><text:span text:style-name="T83"><text:s text:c="4"/>"</text:span><text:span text:style-name="T85">defaultA</text:span><text:span text:style-name="T83">ccount": "</text:span><text:span text:style-name="T87">0x36A0356d43EE4168ED24EFA1CAe3198708667ac0</text:span><text:span text:style-name="T83">",</text:span></text:p>
      <text:p text:style-name="P38"><text:span text:style-name="T83"><text:s text:c="4"/>"</text:span><text:span text:style-name="T85">defaultExpires</text:span><text:span text:style-name="T83">": "</text:span><text:span text:style-name="T86">2024-07-03T00:00:00</text:span><text:span text:style-name="T83">",</text:span></text:p>
      <text:p text:style-name="P39"><text:span text:style-name="T83"><text:s text:c="4"/></text:span><text:span text:style-name="T88">"chains:" </text:span><text:span text:style-name="T85">[</text:span></text:p>
      <text:p text:style-name="P35"><text:s text:c="6"/><text:span text:style-name="T85">{</text:span></text:p>
      <text:p text:style-name="P37"><text:s text:c="8"/>"<text:span text:style-name="T85">chainId</text:span>"<text:span text:style-name="T85">: 1,</text:span></text:p>
      <text:p text:style-name="P37"><text:s text:c="8"/>"<text:span text:style-name="T85">a</text:span>ccount": "<text:span text:style-name="T87">0x36A0356d43EE4168ED24EFA1CAe3198708667ac0</text:span>",</text:p>
      <text:p text:style-name="P38"><text:span text:style-name="T83"><text:s text:c="8"/>"</text:span><text:span text:style-name="T85">expires</text:span><text:span text:style-name="T83">": "</text:span><text:span text:style-name="T86">2024-07-03T00:00:00</text:span><text:span text:style-name="T83">"</text:span></text:p>
      <text:p text:style-name="P37"><text:s text:c="4"/><text:span text:style-name="T85">]</text:span></text:p>
      <text:p text:style-name="P35"><text:s text:c="2"/><text:span text:style-name="T84">}</text:span></text:p>
      <text:p text:style-name="P35">}</text:p>
      <text:p text:style-name="P40">To disable an account set its expiration date in the past e.g. to 0000-00-00T00:00:00.</text:p>
      <text:p text:style-name="P42">An account is considered enabled if its expiration date is above ??.</text:p>
      <text:h text:style-name="P27" text:outline-level="1">Postface</text:h>
      <text:p text:style-name="P2">The concrete blockchain algorithm is to be implemented by the community <text:span text:style-name="T15">of World Science DAO </text:span><text:span text:style-name="T15"><text:bibliography-mark text:identifier="dao" text:bibliography-type="www" text:title="World Science DAO" text:url="https://science-dao.vporton.name/">[8]</text:bibliography-mark></text:span>. <text:span text:style-name="T16">Please donate </text:span><text:span text:style-name="T16"><text:bibliography-mark text:identifier="donate" text:bibliography-type="www" text:author="Victor Porton" text:title="World Science DAO accepts donations" text:url="https://vporton.github.io/science-dao-donate-app/">[9]</text:bibliography-mark></text:span><text:span text:style-name="T16">.</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4">1: Victor Porton, Why Algebraic Theory of General Topology is Super-Important, </text:p>
          <text:p text:style-name="P24">2: Victor Porton, Attack on Google SERP: A branch of science may effectively disappear from SERPs for a long time, 2022</text:p>
          <text:p text:style-name="P24">3: Victor Porton, Paying Salaries to Scientists Using Prediction Markets on Blockchain, 2021</text:p>
          <text:p text:style-name="P24">4: Victor Porton, Future Salaries, , <text:a xlink:type="simple" xlink:href="https://vporton.github.io/future-salary/#/" text:style-name="Internet_20_link" text:visited-style-name="Internet_20_link"><text:span text:style-name="Internet_20_link">https://vporton.github.io/future-salary/#/</text:span></text:a></text:p>
          <text:p text:style-name="P24">5: Diemer, Sebastian, Does money matter in predicting future events?, 2013</text:p>
          <text:p text:style-name="P24">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4">7: Victor Porton, Storing ZK-rollups in a sidechain, 2023, </text:p>
          <text:p text:style-name="P24"><text:soft-page-break/>8: , World Science DAO, , <text:a xlink:type="simple" xlink:href="https://science-dao.vporton.name/" text:style-name="Internet_20_link" text:visited-style-name="Internet_20_link"><text:span text:style-name="Internet_20_link">https://science-dao.vporton.name/</text:span></text:a></text:p>
          <text:p text:style-name="P24">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5T20:24:41.188659912</dc:date>
    <meta:editing-duration>P4DT9H33M43S</meta:editing-duration>
    <meta:editing-cycles>153</meta:editing-cycles>
    <meta:document-statistic meta:table-count="0" meta:image-count="0" meta:object-count="0" meta:page-count="5" meta:paragraph-count="68" meta:word-count="1553" meta:character-count="10119" meta:non-whitespace-character-count="8580"/>
  </office:meta>
</office:document-meta>
</file>